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89e6cc" style:font-size-asian="10pt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2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paragraph-rsid="001f6532" style:font-size-asian="9pt" style:font-name-complex="Century Gothic" style:font-size-complex="9pt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rsid="002bc9d9" officeooo:paragraph-rsid="00942bc2" style:font-size-asian="9pt" style:font-size-complex="9pt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2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3359bd" style:font-size-asian="9pt" style:font-weight-asian="bold" style:font-size-complex="9pt"/>
    </style:style>
    <style:style style:name="P25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3359bd" style:font-size-asian="9pt" style:font-style-asian="italic" style:font-weight-asian="bold" style:font-size-complex="9pt" style:font-style-complex="italic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0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31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2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3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34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5" style:family="paragraph" style:parent-style-name="No_20_Spacing">
      <style:text-properties fo:font-size="9pt" style:font-size-asian="9pt" style:font-size-complex="9pt"/>
    </style:style>
    <style:style style:name="P36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37" style:family="paragraph" style:parent-style-name="No_20_Spacing">
      <style:text-properties fo:font-size="9pt" officeooo:paragraph-rsid="004a5779" style:font-size-asian="9pt" style:font-size-complex="9pt"/>
    </style:style>
    <style:style style:name="P38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9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4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41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2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52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53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5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aec41" style:font-size-asian="9pt" style:font-size-complex="9pt"/>
    </style:style>
    <style:style style:name="P5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9e6cc" style:font-size-asian="9pt" style:font-size-complex="9pt"/>
    </style:style>
    <style:style style:name="P5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89b553" style:font-size-asian="9pt" style:font-size-complex="9pt"/>
    </style:style>
    <style:style style:name="P57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42bc2" style:font-size-asian="9pt" style:font-size-complex="9pt"/>
    </style:style>
    <style:style style:name="P58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89e6cc" style:font-size-asian="9pt" style:font-size-complex="9pt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80b3b" style:font-size-asian="9pt" style:font-size-complex="9pt"/>
    </style:style>
    <style:style style:name="P60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61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634f7a" style:font-size-asian="10pt" style:font-style-asian="italic"/>
    </style:style>
    <style:style style:name="T3" style:family="text">
      <style:text-properties fo:font-size="10pt" fo:font-style="italic" fo:font-weight="bold" style:font-size-asian="10pt" style:font-style-asian="italic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4f670e" style:font-size-asian="1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f18e" style:font-style-asian="italic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266184" style:font-style-asian="italic" style:font-weight-asian="bold" style:font-weight-complex="bold"/>
    </style:style>
    <style:style style:name="T10" style:family="text">
      <style:text-properties fo:font-style="italic" fo:font-weight="bold" officeooo:rsid="00696b1e" style:font-style-asian="italic" style:font-weight-asian="bold" style:font-weight-complex="bold"/>
    </style:style>
    <style:style style:name="T11" style:family="text">
      <style:text-properties fo:font-style="italic" fo:font-weight="bold" officeooo:rsid="007c85b2" style:font-style-asian="italic" style:font-weight-asian="bold" style:font-weight-complex="bold"/>
    </style:style>
    <style:style style:name="T12" style:family="text">
      <style:text-properties fo:font-style="italic" fo:font-weight="bold" officeooo:rsid="002c8b31" style:font-style-asian="italic" style:font-weight-asian="bold" style:font-weight-complex="bold"/>
    </style:style>
    <style:style style:name="T13" style:family="text">
      <style:text-properties fo:font-style="italic" fo:font-weight="bold" officeooo:rsid="002bc9d9" style:font-style-asian="italic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16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17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18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19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20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21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22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23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24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25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26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27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28" style:family="text">
      <style:text-properties officeooo:rsid="0029b489"/>
    </style:style>
    <style:style style:name="T29" style:family="text">
      <style:text-properties officeooo:rsid="002de46c"/>
    </style:style>
    <style:style style:name="T30" style:family="text">
      <style:text-properties officeooo:rsid="003359b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0b526"/>
    </style:style>
    <style:style style:name="T33" style:family="text">
      <style:text-properties officeooo:rsid="007500bc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500bc" style:font-weight-asian="bold" style:font-weight-complex="bold"/>
    </style:style>
    <style:style style:name="T37" style:family="text">
      <style:text-properties fo:font-weight="bold" officeooo:rsid="00266184" style:font-weight-asian="bold" style:font-weight-complex="bold"/>
    </style:style>
    <style:style style:name="T38" style:family="text">
      <style:text-properties fo:font-weight="bold" officeooo:rsid="0022f94d" style:font-weight-asian="bold"/>
    </style:style>
    <style:style style:name="T39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40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41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42" style:family="text">
      <style:text-properties fo:font-weight="bold" officeooo:rsid="00942bc2" style:font-name-asian="Noto Sans CJK KR Regular" style:font-weight-asian="bold" style:font-name-complex="Noto Sans CJK KR Regular" style:font-weight-complex="bold"/>
    </style:style>
    <style:style style:name="T43" style:family="text">
      <style:text-properties fo:font-weight="bold" officeooo:rsid="00830924" style:font-name-asian="Noto Sans CJK KR Regular" style:font-weight-asian="bold" style:font-name-complex="Noto Sans CJK KR Regular" style:font-weight-complex="bold"/>
    </style:style>
    <style:style style:name="T44" style:family="text">
      <style:text-properties style:font-name-asian="Noto Sans CJK KR Regular" style:font-name-complex="Noto Sans CJK KR Regular"/>
    </style:style>
    <style:style style:name="T45" style:family="text">
      <style:text-properties officeooo:rsid="00830924" style:font-name-asian="Noto Sans CJK KR Regular" style:font-name-complex="Noto Sans CJK KR Regular"/>
    </style:style>
    <style:style style:name="T46" style:family="text">
      <style:text-properties officeooo:rsid="0089e6cc" style:font-name-asian="Noto Sans CJK KR Regular" style:font-name-complex="Noto Sans CJK KR Regular"/>
    </style:style>
    <style:style style:name="T47" style:family="text">
      <style:text-properties officeooo:rsid="00942bc2" style:font-name-asian="Noto Sans CJK KR Regular" style:font-name-complex="Noto Sans CJK KR Regular"/>
    </style:style>
    <style:style style:name="T48" style:family="text">
      <style:text-properties officeooo:rsid="0026618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21">Alessandro Léo Kuntze</text:p>
                </table:table-cell>
                <table:table-cell table:style-name="Tabela2.A1" office:value-type="string">
                  <text:p text:style-name="P4"><text:span text:style-name="T2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2" office:value-type="string">
                  <text:p text:style-name="P13">Rua Nove de Março, 783, Apto. <text:span text:style-name="T28">54</text:span></text:p>
                  <text:p text:style-name="P13">Centro – Joinville – Santa Catarina</text:p>
                  <text:p text:style-name="P13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3" office:value-type="string">
                  <text:p text:style-name="P30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29">(</text:span>47) <text:span text:style-name="T30">9</text:span>9681-3833 Cel. TIM <text:s/></text:p>
                  <text:p text:style-name="P14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1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9"/>
                      </table:table-cell>
                      <table:table-cell table:style-name="Tabela5.A1" office:value-type="string">
                        <text:p text:style-name="P28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32"/>
                      </table:table-cell>
                      <table:table-cell table:style-name="Tabela5.A2" office:value-type="string">
                        <text:p text:style-name="P31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9"/>
                      </table:table-cell>
                      <table:table-cell table:style-name="Tabela5.A1" office:value-type="string">
                        <text:p text:style-name="P28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3">Área Profissional:</text:span><text:span text:style-name="T4"> <text:tab/>Tecnologia</text:span></text:p>
            <text:p text:style-name="P1"><text:span text:style-name="T3">Habilitação:</text:span><text:span text:style-name="T4"><text:tab/><text:tab/></text:span><text:span text:style-name="T5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3"/>
            <text:p text:style-name="P23">Ensino Superior</text:p>
            <text:p text:style-name="P23"/>
            <text:p text:style-name="P26"><text:span text:style-name="T32">Junho</text:span>/201<text:span text:style-name="T32">9</text:span> - UNINTER - <text:span text:style-name="T31">Centro Universitário Internacional</text:span></text:p>
            <text:p text:style-name="P27">Curso Superior de Tecnologia em Análise e Desenvolvimento de Sistemas</text:p>
            <text:p text:style-name="P24">Titulação: <text:span text:style-name="T6">Tecnólogo em Análise e Desenvolvimento de Sistemas</text:span></text:p>
            <text:p text:style-name="P24"/>
            <text:p text:style-name="P23">Ensino Médio </text:p>
            <text:p text:style-name="P22">Colégio Coração de Jesus - Florianópolis/SC</text:p>
            <text:p text:style-name="P22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5"/>
            <text:p text:style-name="P36">Área de desenvolvimento web.</text:p>
            <text:p text:style-name="P37"/>
            <text:p text:style-name="P35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EXPERIÊNCI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B2" office:value-type="string">
            <text:p text:style-name="P3"><text:span text:style-name="Posição"><text:span text:style-name="T26">2007- Até o momento. - Orto Kuntze Laboratório de Prótese Odontológica.</text:span></text:span></text:p>
            <text:p text:style-name="P3"><text:span text:style-name="Posição"><text:span text:style-name="T15"><text:tab/></text:span></text:span><text:span text:style-name="Posição"><text:span text:style-name="T16">Sócio proprietário do laboratório de prótese odontológica Orto Kuntze.</text:span></text:span></text:p>
            <text:list xml:id="list820478664" text:style-name="L1">
              <text:list-item>
                <text:list>
                  <text:list-item>
                    <text:p text:style-name="P38"><text:span text:style-name="Posição"><text:span text:style-name="T17">A</text:span></text:span><text:span text:style-name="Posição"><text:span text:style-name="T18">rquitetura, a</text:span></text:span><text:span text:style-name="Posição"><text:span text:style-name="T17">nálise e desenvolvimento do ERP </text:span></text:span><text:span text:style-name="Posição"><text:span text:style-name="T19">para o </text:span></text:span><text:span text:style-name="Posição"><text:span text:style-name="T17">laboratório</text:span></text:span><text:span text:style-name="Posição"><text:span text:style-name="T19">. 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8"><text:span text:style-name="Posição"><text:span text:style-name="T19"><text:s/>PHP 7.4, banco de dados MySQL/MariaDB, rodando em s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 no sistema operacional Linux Kubuntu 16.04. </text:span></text:span><text:span text:style-name="Posição"><text:span text:style-name="T22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22"/></text:span></text:p>
            <text:p text:style-name="P1"><text:span text:style-name="Posição"><text:span text:style-name="T25">2002-2006 – KM Education (Florianópolis): </text:span></text:span></text:p>
            <text:p text:style-name="P1"><text:span text:style-name="Posição"><text:span text:style-name="T15"><text:tab/>Programador; Desenvolvendo tecnologias para ambientes corporativos, utilizando a linguagem PHP com acesso a banco de dados (MySQL, Oracle, Postgree). </text:span></text:span></text:p>
            <text:list xml:id="list114813118839084" text:continue-numbering="true" text:style-name="L1">
              <text:list-item>
                <text:list>
                  <text:list-item>
                    <text:p text:style-name="P39"><text:span text:style-name="Posição"><text:span text:style-name="T23">Um dos principais trabalhos </text:span></text:span><text:span text:style-name="Posição"><text:span text:style-name="T24">foi</text:span></text:span><text:span text:style-name="Posição"><text:span text:style-name="T23"> o desenvolvimento do Ambiente Virtual de Aprendizagem para o Ministério das Cidades no projeto “</text:span></text:span><text:span text:style-name="Posição"><text:span text:style-name="T27">Capacitação em Mapeamento e <text:s/>Gerenciamento de Risco</text:span></text:span><text:span text:style-name="Posição"><text:span text:style-name="T23">”.</text:span></text:span></text:p>
                  </text:list-item>
                </text:list>
              </text:list-item>
            </text:list>
            <text:p text:style-name="P7"><text:span text:style-name="Posição"><text:span text:style-name="T23"/></text:span></text:p>
            <text:p text:style-name="P1"><text:span text:style-name="Posição"><text:span text:style-name="T25">2002 – EDS do Brasil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Desenvolvimento de sistema de ERP, baseado na linguagem ASP com banco de dados Oracle.</text:span></text:span></text:p>
            <text:p text:style-name="P1"><text:span text:style-name="Posição"><text:span text:style-name="T15"><text:tab/>Desenvolvimento de um ERP da empresa GM em ASP com banco de dados Oracle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2000-2002 – Gincana Premiada Entretenimentos Ltda.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15"><text:tab/>Desenvolvimento do ERP da empresa em Delphi.</text:span></text:span></text:p>
            <text:p text:style-name="P1"><text:span text:style-name="Posição"><text:span text:style-name="T15"><text:tab/>Primeiros contatos com a linguagem WEB ASP e banco de dados MS SQL Server 2000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oft-page-break/><text:span text:style-name="Posição"><text:span text:style-name="T25">1999-2000 – Back Comunicações LTDA. (Florianópolis): </text:span></text:span></text:p>
            <text:p text:style-name="P1"><text:span text:style-name="Posição"><text:span text:style-name="T15"><text:tab/>Programador; Empresa voltada a divulgação das principais empresas catarinenses, nas <text:s/>mídias impressa e virtual(CD-Rom e internet).</text:span></text:span></text:p>
            <text:p text:style-name="P1"><text:span text:style-name="Posição"><text:span text:style-name="T15"><text:tab/>Desenvolvimento em Delphi da lista telefônica em CD</text:span></text:span></text:p>
            <text:p text:style-name="P1"><text:span text:style-name="Posição"><text:span text:style-name="T15"><text:tab/>Desenvolvimento de software para geração de página HTML com dados financeiros das prefeituras de SC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997 - 1998 - Estagio Prefeitura Municipal de São José /SC</text:span></text:span></text:p>
            <text:p text:style-name="P1"><text:span text:style-name="Posição"><text:span text:style-name="T15"><text:tab/>GAPLAN - Gabinete de Planejamento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03/06/96 - 02/12/96 - TELESC - Telecomunicações de Santa Catarina S/A</text:span></text:span></text:p>
            <text:p text:style-name="P1"><text:span text:style-name="Posição"><text:span text:style-name="T15"><text:tab/>Estágio de seis meses.</text:span></text:span></text:p>
            <text:p text:style-name="P1"><text:span text:style-name="Posição"><text:span text:style-name="T15"><text:tab/>Desenvolvimento de um software para cadastro do patrimônio de hardware da empresa. Esse software foi desenvolvido em Delphi 2.0 e banco de dados Paradox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5/05/95 - 25/08/95 - Estágio - Magnum Comércio e Serviços em Informática</text:span></text:span></text:p>
            <text:p text:style-name="P1"><text:span text:style-name="Posição"><text:span text:style-name="T15"><text:tab/>Estágio de três meses. </text:span></text:span></text:p>
            <text:p text:style-name="P1"><text:span text:style-name="Posição"><text:span text:style-name="T15"><text:tab/>Suporte e montagem de hardware.</text:span></text:span></text:p>
            <text:p text:style-name="P1"><text:span text:style-name="Posição"><text:span text:style-name="T15"><text:tab/>Noções de rede Novell.</text:span></text:span></text:p>
            <text:p text:style-name="P1"><text:span text:style-name="Posição"><text:span text:style-name="T15"><text:tab/>Cabeamento de rede.</text:span></text:span></text:p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9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1188935660" text:style-name="L2">
              <text:list-header>
                <text:p text:style-name="P40"/>
              </text:list-header>
              <text:list-item>
                <text:p text:style-name="P43"><text:span text:style-name="T48">Curso </text:span><text:span text:style-name="T37">“Git Workflow”</text:span><text:span text:style-name="T48"> - </text:span><text:span text:style-name="T37">UpInside</text:span><text:span text:style-name="T48"> (30/05/2021 – Carga horária de 15 horas)</text:span></text:p>
              </text:list-item>
              <text:list-item>
                <text:p text:style-name="P44"><text:span text:style-name="T48">Curso </text:span><text:span text:style-name="T37">“Composer na Prática”</text:span><text:span text:style-name="T48"> - </text:span><text:span text:style-name="T37">UpInside</text:span><text:span text:style-name="T48"> (10/05/2021 – Carga horária de 10 horas)</text:span></text:p>
              </text:list-item>
              <text:list-item>
                <text:p text:style-name="P45"><text:span text:style-name="T48">Curso </text:span><text:span text:style-name="T37">“DevTools Essentials”</text:span><text:span text:style-name="T48"> - </text:span><text:span text:style-name="T37">UpInside</text:span><text:span text:style-name="T48"> (27/03/2021 – Carga horária de 15 horas)</text:span></text:p>
              </text:list-item>
              <text:list-item>
                <text:p text:style-name="P46"><text:span text:style-name="T48">Curso </text:span><text:span text:style-name="T37">“Curso Completo de Expressões Regulares”</text:span><text:span text:style-name="T48"> - </text:span><text:span text:style-name="T37">UDEMY</text:span><text:span text:style-name="T48"> (01/03/2021 – Carga horária de 3,5 horas)</text:span></text:p>
              </text:list-item>
              <text:list-item>
                <text:p text:style-name="P47"><text:span text:style-name="T48">C</text:span>urso <text:span text:style-name="T35">“Aprendendo terminal Linux pondo a mão na massa!”</text:span> - <text:span text:style-name="T35">UDEMY</text:span> (21/06/2019 – Carga horária de 2,5 horas)</text:p>
              </text:list-item>
              <text:list-item>
                <text:p text:style-name="P48"><text:span text:style-name="T48">C</text:span>urso <text:span text:style-name="T35">“ShellScript do Iniciante ao Avançado”</text:span> – <text:span text:style-name="T35">UDEMY</text:span> (16/06/2019 – Carga horária de 4,5 horas)</text:p>
              </text:list-item>
              <text:list-item>
                <text:p text:style-name="P49"><text:span text:style-name="T48">Curso </text:span><text:span text:style-name="T37">“Introdução a Linguagem Pyton”</text:span><text:span text:style-name="T48"> – Curso gratuito pela </text:span><text:span text:style-name="T37">UDEMY</text:span><text:span text:style-name="T48"> (19/05/2019 – Carga horária de 2 horas);</text:span></text:p>
              </text:list-item>
              <text:list-item>
                <text:p text:style-name="P50">Curso <text:span text:style-name="T35">“Oracle 10G”</text:span> – <text:span text:style-name="T35">Instituto Politécnico de Ensino a Distância IPED</text:span> (15/06/2014 – 14/07/2014 – Carga horária 100 horas);</text:p>
              </text:list-item>
            </text:list>
            <text:p text:style-name="P25"/>
            <text:list xml:id="list2195201795" text:style-name="L3">
              <text:list-item>
                <text:p text:style-name="P51"><text:span text:style-name="T10">V</text:span><text:span text:style-name="T9">enho me atualizando através de graduação finalizada em 2019 e cursos on-line na Udemy Academy </text:span><text:span text:style-name="T11">e UpInside Treinamentos</text:span><text:span text:style-name="T9">.</text:span></text:p>
              </text:list-item>
            </text:list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4"/>
            <text:list xml:id="list3078646374" text:style-name="WWNum1">
              <text:list-item>
                <text:p text:style-name="P60"><text:span text:style-name="T38">Desenvolvimento de módulos administrativos para o gerenciamento de sites</text:span><text:span text:style-name="T34">.</text:span></text:p>
              </text:list-item>
              <text:list-item>
                <text:p text:style-name="P61">Construção e manutenção de banco de dados.</text:p>
              </text:list-item>
              <text:list-item>
                <text:p text:style-name="P60"><text:span text:style-name="T38">Desenvolvimento de sistema de mala direta para envio de e-mails promocionais</text:span><text:span text:style-name="T34">.</text:span></text:p>
              </text:list-item>
            </text:list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4269321237" text:style-name="L4">
              <text:list-header>
                <text:p text:style-name="P41"/>
              </text:list-header>
              <text:list-item>
                <text:p text:style-name="P52"><text:span text:style-name="T12">Sistema Operacional </text:span><text:span text:style-name="T13">LINUX </text:span><text:span text:style-name="T7">.</text:span></text:p>
              </text:list-item>
              <text:list-item>
                <text:p text:style-name="P53"><text:span text:style-name="T9">V</text:span><text:span text:style-name="T8">oluntário ADRA Internacional </text:span><text:span text:style-name="T14">.</text:span></text:p>
                <text:p text:style-name="P42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0">CONHECIMENT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3"/>
            <text:list xml:id="list3610578689" text:style-name="L5">
              <text:list-item>
                <text:p text:style-name="P57"><text:span text:style-name="T45">★★★☆☆<text:tab/></text:span><text:span text:style-name="T42">Linux (Ubuntu, Mint, Debian)<text:tab/></text:span><text:span text:style-name="T45">- Intermediário </text:span></text:p>
              </text:list-item>
              <text:list-item>
                <text:p text:style-name="P57"><text:span text:style-name="T45">★★★☆☆<text:tab/></text:span><text:span text:style-name="T42">Microsoft Windows</text:span><text:span text:style-name="T47"><text:tab/></text:span><text:span text:style-name="T42"><text:tab/></text:span><text:span text:style-name="T45">- Intermediário </text:span></text:p>
              </text:list-item>
              <text:list-item>
                <text:p text:style-name="P54"><text:span text:style-name="T45">★★★☆☆<text:tab/></text:span><text:span text:style-name="T41">HTML5<text:tab/><text:tab/><text:tab/><text:tab/></text:span><text:span text:style-name="T45">- Intermediário </text:span></text:p>
              </text:list-item>
              <text:list-item>
                <text:p text:style-name="P54"><text:span text:style-name="T45">★★★☆☆<text:tab/></text:span><text:span text:style-name="T41">CSS3<text:tab/></text:span><text:span text:style-name="T45"><text:tab/><text:tab/><text:tab/>- Intermediário </text:span></text:p>
              </text:list-item>
              <text:list-item>
                <text:p text:style-name="P55"><text:span text:style-name="T45">★★★☆☆ <text:tab/></text:span><text:span text:style-name="T43">Jquery</text:span><text:span text:style-name="T45"><text:tab/><text:tab/><text:tab/><text:tab/>- Intermediário </text:span></text:p>
              </text:list-item>
              <text:list-item>
                <text:p text:style-name="P55"><text:span text:style-name="T45">★★★☆☆<text:tab/></text:span><text:span text:style-name="T43">Bootstrap<text:tab/><text:tab/><text:tab/></text:span><text:span text:style-name="T45">- Intermediário </text:span></text:p>
              </text:list-item>
              <text:list-item>
                <text:p text:style-name="P56"><text:span text:style-name="T45">★★☆☆☆<text:tab/></text:span><text:span text:style-name="T39">Composer</text:span><text:span text:style-name="T44"><text:tab/><text:tab/><text:tab/>- </text:span><text:span text:style-name="T46">Básico</text:span><text:span text:style-name="T44"> </text:span></text:p>
              </text:list-item>
              <text:list-item>
                <text:p text:style-name="P58"><text:span text:style-name="T45">★★☆☆☆<text:tab/></text:span><text:span text:style-name="T40">Git/GitHub</text:span><text:span text:style-name="T44"><text:tab/><text:tab/><text:tab/>- </text:span><text:span text:style-name="T46">Básico</text:span><text:span text:style-name="T44"> </text:span></text:p>
              </text:list-item>
              <text:list-item>
                <text:p text:style-name="P59"><text:span text:style-name="T45">★★★★☆<text:tab/></text:span><text:span text:style-name="T41">Apache 2.2</text:span><text:span text:style-name="T44"><text:tab/><text:tab/><text:tab/>- Inter/Avançado </text:span></text:p>
              </text:list-item>
              <text:list-item>
                <text:p text:style-name="P54"><text:span text:style-name="T45">★★★★☆<text:tab/></text:span><text:span text:style-name="T35">PHP 5.4.3<text:tab/><text:tab/><text:tab/></text:span>- <text:span text:style-name="T44">Inter/</text:span>Avançado </text:p>
              </text:list-item>
              <text:list-item>
                <text:p text:style-name="P56"><text:span text:style-name="T45">★★★★☆<text:tab/></text:span><text:span text:style-name="T35">PHP 7.*</text:span><text:tab/><text:tab/><text:tab/><text:tab/>- Inter/Avançado </text:p>
              </text:list-item>
              <text:list-item>
                <text:p text:style-name="P55"><text:span text:style-name="T45">★★★☆☆<text:tab/></text:span><text:span text:style-name="T35">SQL Server</text:span><text:tab/><text:tab/><text:tab/>- Intermediário </text:p>
              </text:list-item>
              <text:list-item>
                <text:p text:style-name="P55"><text:span text:style-name="T45">★★★☆☆ <text:tab/></text:span><text:span text:style-name="T35">Oracle 8 e 9</text:span><text:tab/><text:tab/><text:tab/>- Intermediário </text:p>
              </text:list-item>
              <text:list-item>
                <text:p text:style-name="P55"><text:span text:style-name="T45">★★★☆☆<text:tab/></text:span><text:span text:style-name="T35">MySQL/MariaDB</text:span><text:tab/><text:tab/><text:tab/>- Intermediário</text:p>
              </text:list-item>
              <text:list-item>
                <text:p text:style-name="P55"><text:span text:style-name="T45">★★★☆☆ <text:tab/></text:span><text:span text:style-name="T35">PostgreSQL</text:span><text:tab/><text:tab/><text:tab/>- Intermediário </text:p>
              </text:list-item>
              <text:list-item>
                <text:p text:style-name="P55"><text:span text:style-name="T45">★★★☆☆<text:tab/></text:span><text:span text:style-name="T36">Microsoft ASP</text:span><text:span text:style-name="T33"><text:tab/><text:tab/><text:tab/></text:span>- Intermediário </text:p>
              </text:list-item>
            </text:list>
            <text:p text:style-name="P17"/>
            <text:p text:style-name="P9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07-18T11:47:22.546391324</dc:date>
    <meta:editing-cycles>165</meta:editing-cycles>
    <meta:editing-duration>PT12H53M28S</meta:editing-duration>
    <meta:generator>LibreOffice/6.2.8.2$Linux_X86_64 LibreOffice_project/20$Build-2</meta:generator>
    <meta:document-statistic meta:table-count="3" meta:image-count="4" meta:object-count="0" meta:page-count="2" meta:paragraph-count="86" meta:word-count="709" meta:character-count="4898" meta:non-whitespace-character-count="420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